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ab1" officeooo:paragraph-rsid="00043ab1"/>
    </style:style>
    <style:style style:name="P2" style:family="paragraph" style:parent-style-name="Standard">
      <style:text-properties fo:font-weight="bold" officeooo:rsid="00043ab1" officeooo:paragraph-rsid="00043ab1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43ab1" officeooo:paragraph-rsid="00043ab1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normal" officeooo:rsid="00043ab1" officeooo:paragraph-rsid="00052117" style:font-weight-asian="normal" style:font-weight-complex="normal"/>
    </style:style>
    <style:style style:name="P5" style:family="paragraph" style:parent-style-name="Standard">
      <style:text-properties fo:font-weight="normal" officeooo:rsid="00052117" officeooo:paragraph-rsid="000835d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835d8" officeooo:paragraph-rsid="000835d8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835d8" officeooo:paragraph-rsid="000835d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43ab1" officeooo:paragraph-rsid="000835d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52117" officeooo:paragraph-rsid="000835d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835d8" officeooo:paragraph-rsid="000835d8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officeooo:rsid="000835d8" officeooo:paragraph-rsid="000835d8" style:font-size-asian="19.25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0835d8" officeooo:paragraph-rsid="000835d8" style:font-size-asian="19.25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style:text-underline-style="none" fo:font-weight="bold" officeooo:rsid="000835d8" officeooo:paragraph-rsid="000835d8" style:font-size-asian="19.25pt" style:font-weight-asian="bold" style:font-size-complex="22pt" style:font-weight-complex="bold"/>
    </style:style>
    <style:style style:name="P14" style:family="paragraph" style:parent-style-name="Standard">
      <style:text-properties fo:font-size="14pt" officeooo:rsid="00043ab1" officeooo:paragraph-rsid="00043ab1" style:font-size-asian="12.25pt" style:font-size-complex="14pt"/>
    </style:style>
    <style:style style:name="P15" style:family="paragraph" style:parent-style-name="Standard">
      <style:text-properties fo:font-size="14pt" fo:font-weight="bold" officeooo:rsid="00043ab1" officeooo:paragraph-rsid="00043ab1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43ab1" officeooo:paragraph-rsid="00052117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043ab1" officeooo:paragraph-rsid="000835d8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052117" officeooo:paragraph-rsid="00052117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09ad17" officeooo:paragraph-rsid="0009ad1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43ab1" officeooo:paragraph-rsid="00043ab1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4pt" fo:font-weight="normal" officeooo:rsid="00043ab1" officeooo:paragraph-rsid="00043ab1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064e63" officeooo:paragraph-rsid="00064e63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text-properties fo:font-size="14pt" fo:font-weight="normal" officeooo:rsid="00064e63" officeooo:paragraph-rsid="00064e63" style:font-size-asian="12.25pt" style:font-weight-asian="normal" style:font-size-complex="14pt" style:font-weight-complex="normal"/>
    </style:style>
    <style:style style:name="P24" style:family="paragraph" style:parent-style-name="Standard" style:list-style-name="L1">
      <style:text-properties fo:font-size="14pt" fo:font-weight="normal" officeooo:rsid="00064e63" officeooo:paragraph-rsid="000835d8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064e63" officeooo:paragraph-rsid="000835d8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052117" officeooo:paragraph-rsid="00052117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052117" officeooo:paragraph-rsid="000835d8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09ad17" officeooo:paragraph-rsid="0009ad17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00835d8" officeooo:paragraph-rsid="00052117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835d8" officeooo:paragraph-rsid="000835d8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064e63" officeooo:paragraph-rsid="000835d8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52117" officeooo:paragraph-rsid="000835d8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9ad17" officeooo:paragraph-rsid="0009ad1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52117" style:font-size-asian="12.25pt" style:font-size-complex="14pt"/>
    </style:style>
    <style:style style:name="T3" style:family="text">
      <style:text-properties fo:font-size="14pt" officeooo:rsid="000835d8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8ebaf" style:font-weight-asian="bold" style:font-weight-complex="bold"/>
    </style:style>
    <style:style style:name="T8" style:family="text">
      <style:text-properties officeooo:rsid="000835d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8eb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1. </text:span><text:span text:style-name="T6">GCC compiler</text:span></text:p>
      <text:p text:style-name="P13"/>
      <text:p text:style-name="P1"><text:span text:style-name="T5">Input :</text:span><text:span text:style-name="T1"> gcc -Wall --verbose --save-temp -o first-exec first-prog.c</text:span></text:p>
      <text:p text:style-name="P14"/>
      <text:p text:style-name="P1"><text:span text:style-name="T4">Output </text:span><text:span text:style-name="T1">:</text:span></text:p>
      <text:p text:style-name="P14"/>
      <text:p text:style-name="P14">Using built-in specs.</text:p>
      <text:p text:style-name="P14">COLLECT_GCC=gcc</text:p>
      <text:p text:style-name="P14">COLLECT_LTO_WRAPPER=/usr/lib/gcc/x86_64-linux-gnu/8/lto-wrapper</text:p>
      <text:p text:style-name="P14">OFFLOAD_TARGET_NAMES=nvptx-none</text:p>
      <text:p text:style-name="P14">OFFLOAD_TARGET_DEFAULT=1</text:p>
      <text:p text:style-name="P14">Target: x86_64-linux-gnu</text:p>
      <text:p text:style-name="P14">Configured with: ../src/configure -v --with-pkgversion='Ubuntu 8.3.0-6ubuntu1' --with-bugurl=file:///usr/share/doc/gcc-8/README.Bugs --enable-languages=c,ada,c++,go,brig,d,fortran,objc,obj-c++ --prefix=/usr --with-gcc-major-version-only --program-suffix=-8 --program-prefix=x86_64-linux-gnu- --enable-shared --enable-linker-build-id --libexecdir=/usr/lib --without-included-gettext --enable-threads=posix --libdir=/usr/lib --enable-nls --enable-bootstrap --enable-clocale=gnu --enable-libstdcxx-debug --enable-libstdcxx-time=yes --with-default-libstdcxx-abi=new --enable-gnu-unique-object --disable-vtable-verify --enable-libmpx --enable-plugin --enable-default-pie --with-system-zlib --with-target-system-zlib --enable-objc-gc=auto --enable-multiarch --disable-werror --with-arch-32=i686 --with-abi=m64 --with-multilib-list=m32,m64,mx32 --enable-multilib --with-tune=generic --enable-offload-targets=nvptx-none --without-cuda-driver --enable-checking=release --build=x86_64-linux-gnu --host=x86_64-linux-gnu --target=x86_64-linux-gnu</text:p>
      <text:p text:style-name="P14">Thread model: posix</text:p>
      <text:p text:style-name="P14">gcc version 8.3.0 (Ubuntu 8.3.0-6ubuntu1) </text:p>
      <text:p text:style-name="P14">COLLECT_GCC_OPTIONS='-Wall' '-v' '-save-temps' '-o' 'first-exec' '-mtune=generic' '-march=x86-64'</text:p>
      <text:p text:style-name="P15"><text:s/>/usr/lib/gcc/x86_64-linux-gnu/8/cc1 -E -quiet -v -imultiarch x86_64-linux-gnu first-prog.c -mtune=generic -march=x86-64 -Wall -fpch-preprocess -fstack-protector-strong -Wformat-security -o first-prog.i</text:p>
      <text:p text:style-name="P14">ignoring nonexistent directory "/usr/local/include/x86_64-linux-gnu"</text:p>
      <text:p text:style-name="P14">ignoring nonexistent directory "/usr/lib/gcc/x86_64-linux-gnu/8/../../../../x86_64-linux-gnu/include"</text:p>
      <text:p text:style-name="P14">#include "..." search starts here:</text:p>
      <text:p text:style-name="P14">#include &lt;...&gt; search starts here:</text:p>
      <text:p text:style-name="P14"><text:s/>/usr/lib/gcc/x86_64-linux-gnu/8/include</text:p>
      <text:p text:style-name="P14"><text:s/>/usr/local/include</text:p>
      <text:p text:style-name="P14"><text:s/>/usr/lib/gcc/x86_64-linux-gnu/8/include-fixed</text:p>
      <text:p text:style-name="P14"><text:s/>/usr/include/x86_64-linux-gnu</text:p>
      <text:p text:style-name="P14"><text:soft-page-break/><text:s/>/usr/include</text:p>
      <text:p text:style-name="P14">End of search list.</text:p>
      <text:p text:style-name="P14">COLLECT_GCC_OPTIONS='-Wall' '-v' '-save-temps' '-o' 'first-exec' '-mtune=generic' '-march=x86-64'</text:p>
      <text:p text:style-name="P15"><text:s/>/usr/lib/gcc/x86_64-linux-gnu/8/cc1 -fpreprocessed first-prog.i -quiet -dumpbase first-prog.c -mtune=generic -march=x86-64 -auxbase first-prog -Wall -version -fstack-protector-strong -Wformat-security -o first-prog.s</text:p>
      <text:p text:style-name="P14">GNU C17 (Ubuntu 8.3.0-6ubuntu1) version 8.3.0 (x86_64-linux-gnu)</text:p>
      <text:p text:style-name="P14"><text:tab/>compiled by GNU C version 8.3.0, GMP version 6.1.2, MPFR version 4.0.2, MPC version 1.1.0, isl version isl-0.20-GMP</text:p>
      <text:p text:style-name="P14"/>
      <text:p text:style-name="P14">GGC heuristics: --param ggc-min-expand=100 --param ggc-min-heapsize=131072</text:p>
      <text:p text:style-name="P14">GNU C17 (Ubuntu 8.3.0-6ubuntu1) version 8.3.0 (x86_64-linux-gnu)</text:p>
      <text:p text:style-name="P14"><text:tab/>compiled by GNU C version 8.3.0, GMP version 6.1.2, MPFR version 4.0.2, MPC version 1.1.0, isl version isl-0.20-GMP</text:p>
      <text:p text:style-name="P14"/>
      <text:p text:style-name="P14">GGC heuristics: --param ggc-min-expand=100 --param ggc-min-heapsize=131072</text:p>
      <text:p text:style-name="P14">Compiler executable checksum: 1f42e357acaa2189289675afee565401</text:p>
      <text:p text:style-name="P14">COLLECT_GCC_OPTIONS='-Wall' '-v' '-save-temps' '-o' 'first-exec' '-mtune=generic' '-march=x86-64'</text:p>
      <text:p text:style-name="P1"><text:span text:style-name="T1"><text:s/></text:span><text:span text:style-name="T4">as -v --64 -o first-prog.o first-prog.s</text:span></text:p>
      <text:p text:style-name="P14">GNU assembler version 2.32 (x86_64-linux-gnu) using BFD version (GNU Binutils for Ubuntu) 2.32</text:p>
      <text:p text:style-name="P14">COMPILER_PATH=/usr/lib/gcc/x86_64-linux-gnu/8/:/usr/lib/gcc/x86_64-linux-gnu/8/:/usr/lib/gcc/x86_64-linux-gnu/:/usr/lib/gcc/x86_64-linux-gnu/8/:/usr/lib/gcc/x86_64-linux-gnu/</text:p>
      <text:p text:style-name="P14">LIBRARY_PATH=/usr/lib/gcc/x86_64-linux-gnu/8/:/usr/lib/gcc/x86_64-linux-gnu/8/../../../x86_64-linux-gnu/:/usr/lib/gcc/x86_64-linux-gnu/8/../../../../lib/:/lib/x86_64-linux-gnu/:/lib/../lib/:/usr/lib/x86_64-linux-gnu/:/usr/lib/../lib/:/usr/lib/gcc/x86_64-linux-gnu/8/../../../:/lib/:/usr/lib/</text:p>
      <text:p text:style-name="P14">COLLECT_GCC_OPTIONS='-Wall' '-v' '-save-temps' '-o' 'first-exec' '-mtune=generic' '-march=x86-64'</text:p>
      <text:p text:style-name="P1"><text:span text:style-name="T1"><text:s/>/usr/lib/gcc/x86_64-linux-gnu/8/collect2 -plugin /usr/lib/gcc/x86_64-linux-gnu/8/liblto_plugin.so -plugin-opt=/usr/lib/gcc/x86_64-linux-gnu/8/lto-wrapper -plugin-opt=-fresolution=first-prog.res -plugin-opt=-pass-through=-lgcc -plugin-opt=-pass-through=-lgcc_s -plugin-opt=-pass-through=-lc -plugin-opt=-pass-through=-lgcc -plugin-opt=-pass-through=-lgcc_s --build-id --eh-frame-hdr -m elf_x86_64 --hash-style=gnu --as-needed -dynamic-linker /lib64/ld-linux-x86-64.so.2 -pie -z now -z relro -o first-exec /usr/lib/gcc/x86_64-linux-gnu/8/../../../x86_64-linux-gnu/Scrt1.o /usr/lib/gcc/x86_64-linux-gnu/8/../../../x86_64-linux-gnu/crti.o /usr/lib/gcc/x86_64-linux-gnu/8/crtbeginS.o -L/usr/lib/gcc/x86_64-linux-gnu/8 -L/usr/lib/gcc/x86_64-linux-gnu/8/../../../x86_64-linux-gnu -L/usr/lib/gcc/x86_64-linux-</text:span><text:soft-page-break/><text:span text:style-name="T1">gnu/8/../../../../lib -L/lib/x86_64-linux-gnu -L/lib/../lib -L/usr/lib/x86_64-linux-gnu -L/usr/lib/../lib -L/usr/lib/gcc/x86_64-linux-gnu/8/../../.. first-prog.o -lgcc --push-state --as-needed -lgcc_s --pop-state -lc -lgcc --push-state --as-needed -lgcc_s --pop-state /usr/lib/gcc/x86_64-linux-gnu/8/crtendS.o /usr/lib/gcc/x86_64-linux-gnu/8/../../../x86_64-linux-gnu/crtn.o</text:span></text:p>
      <text:p text:style-name="P14">COLLECT_GCC_OPTIONS='-Wall' '-v' '-save-temps' '-o' 'first-exec' '-mtune=generic' '-march=x86-64'</text:p>
      <text:p text:style-name="P14"/>
      <text:p text:style-name="P3"><text:span text:style-name="T1">Components of </text:span><text:span text:style-name="T3">GCC</text:span><text:span text:style-name="T1"> compiler</text:span></text:p>
      <text:p text:style-name="P20"/>
      <text:p text:style-name="P15">1. Preprocessor</text:p>
      <text:p text:style-name="P21"/>
      <text:p text:style-name="P22">This phase includes:</text:p>
      <text:list xml:id="list2632122800" text:style-name="L1">
        <text:list-item>
          <text:p text:style-name="P23">Removal of comments</text:p>
        </text:list-item>
        <text:list-item>
          <text:p text:style-name="P23">Expansion of Macros</text:p>
        </text:list-item>
        <text:list-item>
          <text:p text:style-name="P23">Expansion of Included Files</text:p>
        </text:list-item>
      </text:list>
      <text:p text:style-name="P21"/>
      <text:p text:style-name="P15"><text:s/>/usr/lib/gcc/x86_64-linux-gnu/8/cc1 -E -quiet -v -imultiarch x86_64-linux-gnu first-prog.c -mtune=generic -march=x86-64 -Wall -fpch-preprocess -fstack-protector-strong -Wformat-security -o first-prog.i</text:p>
      <text:p text:style-name="P15"/>
      <text:p text:style-name="P26">File generated after this step : first-prog.i</text:p>
      <text:p text:style-name="P15"/>
      <text:p text:style-name="P15">2. Compiler</text:p>
      <text:p text:style-name="P15"/>
      <text:p text:style-name="P21">It translates the high level language code(.i file) to low level language assembly code(.s file).</text:p>
      <text:p text:style-name="P21"/>
      <text:p text:style-name="P15"><text:s/>/usr/lib/gcc/x86_64-linux-gnu/8/cc1 -fpreprocessed first-prog.i -quiet -dumpbase first-prog.c -mtune=generic -march=x86-64 -auxbase first-prog -Wall -version -fstack-protector-strong -Wformat-security -o first-prog.s</text:p>
      <text:p text:style-name="P15"/>
      <text:p text:style-name="P26">File generated after this step : first-prog.s</text:p>
      <text:p text:style-name="P15"/>
      <text:p text:style-name="P2"><text:span text:style-name="T1">3. </text:span><text:span text:style-name="T2">Assembler</text:span></text:p>
      <text:p text:style-name="P15"/>
      <text:p text:style-name="P26">It translates the assembly language code to machine language code(.o file)</text:p>
      <text:p text:style-name="P26"/>
      <text:p text:style-name="P4"><text:span text:style-name="T1"><text:s/></text:span><text:span text:style-name="T4">as -v --64 -o first-prog.o first-prog.s</text:span></text:p>
      <text:p text:style-name="P16"/>
      <text:p text:style-name="P26">File generated after this step : first-prog.o</text:p>
      <text:p text:style-name="P26"/>
      <text:p text:style-name="P18"><text:soft-page-break/>4. Loader/Linker</text:p>
      <text:p text:style-name="P18"/>
      <text:p text:style-name="P27">It builds an executable file from collection of object files.</text:p>
      <text:p text:style-name="P27"/>
      <text:p text:style-name="P27">File generated after this step : first-exec</text:p>
      <text:p text:style-name="P27"/>
      <text:p text:style-name="P19">5. Executable File : ./first-exec</text:p>
      <text:p text:style-name="P19"/>
      <text:p text:style-name="P28">Loads an executable file into memory and starts it(first-exec).</text:p>
      <text:p text:style-name="P28"/>
      <text:p text:style-name="P29"/>
      <text:p text:style-name="P29"/>
      <text:p text:style-name="P12"><text:span text:style-name="T10">2. </text:span>G++ Compiler</text:p>
      <text:p text:style-name="P12"/>
      <text:p text:style-name="P6">Input : <text:span text:style-name="T9">g++ -Wall --verbose --save-temp -o second-exec second-prog.cpp</text:span></text:p>
      <text:p text:style-name="P7"/>
      <text:p text:style-name="P6">Output <text:span text:style-name="T9">:</text:span></text:p>
      <text:p text:style-name="P7"/>
      <text:p text:style-name="P7">Using built-in specs.</text:p>
      <text:p text:style-name="P7">COLLECT_GCC=g++</text:p>
      <text:p text:style-name="P7">COLLECT_LTO_WRAPPER=/usr/lib/gcc/x86_64-linux-gnu/8/lto-wrapper</text:p>
      <text:p text:style-name="P7">OFFLOAD_TARGET_NAMES=nvptx-none</text:p>
      <text:p text:style-name="P7">OFFLOAD_TARGET_DEFAULT=1</text:p>
      <text:p text:style-name="P7">Target: x86_64-linux-gnu</text:p>
      <text:p text:style-name="P7">Configured with: ../src/configure -v --with-pkgversion='Ubuntu 8.3.0-6ubuntu1' --with-bugurl=file:///usr/share/doc/gcc-8/README.Bugs --enable-languages=c,ada,c++,go,brig,d,fortran,objc,obj-c++ --prefix=/usr --with-gcc-major-version-only --program-suffix=-8 --program-prefix=x86_64-linux-gnu- --enable-shared --enable-linker-build-id --libexecdir=/usr/lib --without-included-gettext --enable-threads=posix --libdir=/usr/lib --enable-nls --enable-bootstrap --enable-clocale=gnu --enable-libstdcxx-debug --enable-libstdcxx-time=yes --with-default-libstdcxx-abi=new --enable-gnu-unique-object --disable-vtable-verify --enable-libmpx --enable-plugin --enable-default-pie --with-system-zlib --with-target-system-zlib --enable-objc-gc=auto --enable-multiarch --disable-werror --with-arch-32=i686 --with-abi=m64 --with-multilib-list=m32,m64,mx32 --enable-multilib --with-tune=generic --enable-offload-targets=nvptx-none --without-cuda-driver --enable-checking=release --build=x86_64-linux-gnu --host=x86_64-linux-gnu --target=x86_64-linux-gnu</text:p>
      <text:p text:style-name="P7">Thread model: posix</text:p>
      <text:p text:style-name="P7">gcc version 8.3.0 (Ubuntu 8.3.0-6ubuntu1) </text:p>
      <text:p text:style-name="P7">COLLECT_GCC_OPTIONS='-Wall' '-v' '-save-temps' '-o' 'second-exec' '-shared-libgcc' '-mtune=generic' '-march=x86-64'</text:p>
      <text:p text:style-name="P6"><text:soft-page-break/><text:s/>/usr/lib/gcc/x86_64-linux-gnu/8/cc1plus -E -quiet -v -imultiarch x86_64-linux-gnu -D_GNU_SOURCE second-prog.cpp -mtune=generic -march=x86-64 -Wall -fpch-preprocess -fstack-protector-strong -Wformat-security -o second-prog.ii</text:p>
      <text:p text:style-name="P7">ignoring duplicate directory "/usr/include/x86_64-linux-gnu/c++/8"</text:p>
      <text:p text:style-name="P7">ignoring nonexistent directory "/usr/local/include/x86_64-linux-gnu"</text:p>
      <text:p text:style-name="P7">ignoring nonexistent directory "/usr/lib/gcc/x86_64-linux-gnu/8/../../../../x86_64-linux-gnu/include"</text:p>
      <text:p text:style-name="P7">#include "..." search starts here:</text:p>
      <text:p text:style-name="P7">#include &lt;...&gt; search starts here:</text:p>
      <text:p text:style-name="P7"><text:s/>/usr/include/c++/8</text:p>
      <text:p text:style-name="P7"><text:s/>/usr/include/x86_64-linux-gnu/c++/8</text:p>
      <text:p text:style-name="P7"><text:s/>/usr/include/c++/8/backward</text:p>
      <text:p text:style-name="P7"><text:s/>/usr/lib/gcc/x86_64-linux-gnu/8/include</text:p>
      <text:p text:style-name="P7"><text:s/>/usr/local/include</text:p>
      <text:p text:style-name="P7"><text:s/>/usr/lib/gcc/x86_64-linux-gnu/8/include-fixed</text:p>
      <text:p text:style-name="P7"><text:s/>/usr/include/x86_64-linux-gnu</text:p>
      <text:p text:style-name="P7"><text:s/>/usr/include</text:p>
      <text:p text:style-name="P7">End of search list.</text:p>
      <text:p text:style-name="P7">COLLECT_GCC_OPTIONS='-Wall' '-v' '-save-temps' '-o' 'second-exec' '-shared-libgcc' '-mtune=generic' '-march=x86-64'</text:p>
      <text:p text:style-name="P6"><text:span text:style-name="T9"><text:s/></text:span>/usr/lib/gcc/x86_64-linux-gnu/8/cc1plus -fpreprocessed second-prog.ii -quiet -dumpbase second-prog.cpp -mtune=generic -march=x86-64 -auxbase second-prog -Wall -version -fstack-protector-strong -Wformat-security -o second-prog.s</text:p>
      <text:p text:style-name="P7">GNU C++14 (Ubuntu 8.3.0-6ubuntu1) version 8.3.0 (x86_64-linux-gnu)</text:p>
      <text:p text:style-name="P7"><text:tab/>compiled by GNU C version 8.3.0, GMP version 6.1.2, MPFR version 4.0.2, MPC version 1.1.0, isl version isl-0.20-GMP</text:p>
      <text:p text:style-name="P7"/>
      <text:p text:style-name="P7">GGC heuristics: --param ggc-min-expand=100 --param ggc-min-heapsize=131072</text:p>
      <text:p text:style-name="P7">GNU C++14 (Ubuntu 8.3.0-6ubuntu1) version 8.3.0 (x86_64-linux-gnu)</text:p>
      <text:p text:style-name="P7"><text:tab/>compiled by GNU C version 8.3.0, GMP version 6.1.2, MPFR version 4.0.2, MPC version 1.1.0, isl version isl-0.20-GMP</text:p>
      <text:p text:style-name="P7"/>
      <text:p text:style-name="P7">GGC heuristics: --param ggc-min-expand=100 --param ggc-min-heapsize=131072</text:p>
      <text:p text:style-name="P7">Compiler executable checksum: 1110442b7b958f151ae10a1cb5af9032</text:p>
      <text:p text:style-name="P7">COLLECT_GCC_OPTIONS='-Wall' '-v' '-save-temps' '-o' 'second-exec' '-shared-libgcc' '-mtune=generic' '-march=x86-64'</text:p>
      <text:p text:style-name="P6"><text:span text:style-name="T9"><text:s/></text:span>as -v --64 -o second-prog.o second-prog.s</text:p>
      <text:p text:style-name="P7">GNU assembler version 2.32 (x86_64-linux-gnu) using BFD version (GNU Binutils for Ubuntu) 2.32</text:p>
      <text:p text:style-name="P7">COMPILER_PATH=/usr/lib/gcc/x86_64-linux-gnu/8/:/usr/lib/gcc/x86_64-linux-gnu/8/:/usr/lib/gcc/x86_64-linux-gnu/:/usr/lib/gcc/x86_64-linux-gnu/8/:/usr/lib/gcc/x86_64-linux-gnu/</text:p>
      <text:p text:style-name="P7"><text:soft-page-break/>LIBRARY_PATH=/usr/lib/gcc/x86_64-linux-gnu/8/:/usr/lib/gcc/x86_64-linux-gnu/8/../../../x86_64-linux-gnu/:/usr/lib/gcc/x86_64-linux-gnu/8/../../../../lib/:/lib/x86_64-linux-gnu/:/lib/../lib/:/usr/lib/x86_64-linux-gnu/:/usr/lib/../lib/:/usr/lib/gcc/x86_64-linux-gnu/8/../../../:/lib/:/usr/lib/</text:p>
      <text:p text:style-name="P7">COLLECT_GCC_OPTIONS='-Wall' '-v' '-save-temps' '-o' 'second-exec' '-shared-libgcc' '-mtune=generic' '-march=x86-64'</text:p>
      <text:p text:style-name="P7"><text:s/>/usr/lib/gcc/x86_64-linux-gnu/8/collect2 -plugin /usr/lib/gcc/x86_64-linux-gnu/8/liblto_plugin.so -plugin-opt=/usr/lib/gcc/x86_64-linux-gnu/8/lto-wrapper -plugin-opt=-fresolution=second-prog.res -plugin-opt=-pass-through=-lgcc_s -plugin-opt=-pass-through=-lgcc -plugin-opt=-pass-through=-lc -plugin-opt=-pass-through=-lgcc_s -plugin-opt=-pass-through=-lgcc --build-id --eh-frame-hdr -m elf_x86_64 --hash-style=gnu --as-needed -dynamic-linker /lib64/ld-linux-x86-64.so.2 -pie -z now -z relro -o second-exec /usr/lib/gcc/x86_64-linux-gnu/8/../../../x86_64-linux-gnu/Scrt1.o /usr/lib/gcc/x86_64-linux-gnu/8/../../../x86_64-linux-gnu/crti.o /usr/lib/gcc/x86_64-linux-gnu/8/crtbeginS.o -L/usr/lib/gcc/x86_64-linux-gnu/8 -L/usr/lib/gcc/x86_64-linux-gnu/8/../../../x86_64-linux-gnu -L/usr/lib/gcc/x86_64-linux-gnu/8/../../../../lib -L/lib/x86_64-linux-gnu -L/lib/../lib -L/usr/lib/x86_64-linux-gnu -L/usr/lib/../lib -L/usr/lib/gcc/x86_64-linux-gnu/8/../../.. second-prog.o -lstdc++ -lm -lgcc_s -lgcc -lc -lgcc_s -lgcc /usr/lib/gcc/x86_64-linux-gnu/8/crtendS.o /usr/lib/gcc/x86_64-linux-gnu/8/../../../x86_64-linux-gnu/crtn.o</text:p>
      <text:p text:style-name="P7">COLLECT_GCC_OPTIONS='-Wall' '-v' '-save-temps' '-o' 'second-exec' '-shared-libgcc' '-mtune=generic' '-march=x86-64'</text:p>
      <text:p text:style-name="P7"/>
      <text:p text:style-name="P10">Components of G++ compiler</text:p>
      <text:p text:style-name="P10"/>
      <text:p text:style-name="P6">1. Preprocessor</text:p>
      <text:p text:style-name="P6"/>
      <text:p text:style-name="P25">This phase includes:</text:p>
      <text:list xml:id="list202220808940088" text:continue-numbering="true" text:style-name="L1">
        <text:list-item>
          <text:p text:style-name="P24">Removal of comments</text:p>
        </text:list-item>
        <text:list-item>
          <text:p text:style-name="P24">Expansion of Macros</text:p>
        </text:list-item>
        <text:list-item>
          <text:p text:style-name="P31">Expansion of Included Files</text:p>
          <text:p text:style-name="P31"/>
        </text:list-item>
      </text:list>
      <text:p text:style-name="P6"><text:s/>/usr/lib/gcc/x86_64-linux-gnu/8/cc1plus -E -quiet -v -imultiarch x86_64-linux-gnu -D_GNU_SOURCE second-prog.cpp -mtune=generic -march=x86-64 -Wall -fpch-preprocess -fstack-protector-strong -Wformat-security -o second-prog.ii</text:p>
      <text:p text:style-name="P6"/>
      <text:p text:style-name="P7">File generated after this step : second-prog.ii</text:p>
      <text:p text:style-name="P7"/>
      <text:p text:style-name="P6">2. Compiler</text:p>
      <text:p text:style-name="P6"/>
      <text:p text:style-name="P8">It translates the high level language code(.i file) to low level language assembly code(.s file).</text:p>
      <text:p text:style-name="P8"><text:soft-page-break/></text:p>
      <text:p text:style-name="P6"><text:span text:style-name="T9"><text:s/></text:span>/usr/lib/gcc/x86_64-linux-gnu/8/cc1plus -fpreprocessed second-prog.ii -quiet -dumpbase second-prog.cpp -mtune=generic -march=x86-64 -auxbase second-prog -Wall -version -fstack-protector-strong -Wformat-security -o second-prog.s</text:p>
      <text:p text:style-name="P7">File generated after this step : second-prog.s</text:p>
      <text:p text:style-name="P7"/>
      <text:p text:style-name="P6">3. Assembler</text:p>
      <text:p text:style-name="P6"/>
      <text:p text:style-name="P27">It translates the assembly language code to machine language code(.o file)</text:p>
      <text:p text:style-name="P27"/>
      <text:p text:style-name="P6"><text:span text:style-name="T9"><text:s/></text:span><text:span text:style-name="T4">as -v --64 -o second-prog.o second-prog.s</text:span></text:p>
      <text:p text:style-name="P17"/>
      <text:p text:style-name="P5"><text:span text:style-name="T1">File generated after this step : </text:span><text:span text:style-name="T3">second</text:span><text:span text:style-name="T1">-prog.o</text:span></text:p>
      <text:p text:style-name="P9"/>
      <text:p text:style-name="P6">4. Loader/Linker</text:p>
      <text:p text:style-name="P6"/>
      <text:p text:style-name="P27">It builds an executable file from collection of object files.</text:p>
      <text:p text:style-name="P27"/>
      <text:p text:style-name="P9">File generated after this step : <text:span text:style-name="T8">second</text:span>-exec</text:p>
      <text:p text:style-name="P9"/>
      <text:p text:style-name="P19">5. Executable File : ./second-exec</text:p>
      <text:p text:style-name="P19"/>
      <text:p text:style-name="P33">Loads an executable file into memory and starts it(second-exec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9:33:01.453634257</meta:creation-date>
    <dc:date>2019-08-03T20:22:18.656386842</dc:date>
    <meta:editing-duration>PT27M29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7" meta:paragraph-count="129" meta:word-count="1019" meta:character-count="12565" meta:non-whitespace-character-count="11758"/>
  </office:meta>
</office:document-meta>
</file>